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10.215cm" svg:y="2.045cm">
            <draw:object draw:notify-on-update-of-ranges="Sheet1.C4:Sheet1.C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25" calcext:value-type="float">
            <text:p>0.00002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5:08:57.144392384</meta:creation-date>
    <dc:date>2024-11-09T15:29:34.048243859</dc:date>
    <meta:editing-duration>PT16S</meta:editing-duration>
    <meta:editing-cycles>1</meta:editing-cycles>
    <meta:document-statistic meta:table-count="1" meta:cell-count="3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46cm" svg:y="4.204cm" style:legend-expansion="high" chart:style-name="ch2"/>
        <chart:plot-area chart:style-name="ch3" table:cell-range-address="Sheet1.C4:Sheet1.C29" svg:x="0.319cm" svg:y="0.18cm" svg:width="12.508cm" svg:height="8.646cm">
          <chart:coordinate-region svg:x="0.755cm" svg:y="0.38cm" svg:width="11.88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29" chart:class="chart:line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4:Sheet1.C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